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600000050FF8DE2B6A5ED9D7F.png" manifest:media-type="image/png"/>
  <manifest:file-entry manifest:full-path="Pictures/100033B400000A940000083C2E5A8367CA9926E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1cm, 0.11cm, 0.51cm, 0.097cm)" draw:image-opacity="100%" style:mirror="non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cm" svg:height="10cm" svg:x="1cm" svg:y="1cm">
          <draw:image xlink:href="Pictures/100033B400000A940000083C2E5A8367CA9926EB.svg" xlink:type="simple" xlink:show="embed" xlink:actuate="onLoad" draw:mime-type="image/svg+xml">
            <text:p/>
          </draw:image>
          <draw:image xlink:href="Pictures/100000010000006600000050FF8DE2B6A5ED9D7F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7T20:18:04.486501391</meta:creation-date>
    <dc:date>2022-11-27T20:23:11.801916688</dc:date>
    <meta:editing-duration>PT5M8S</meta:editing-duration>
    <meta:editing-cycles>1</meta:editing-cycles>
    <meta:document-statistic meta:object-count="1"/>
    <meta:generator>LibreOffice/7.3.7.2$Linux_X86_64 LibreOffice_project/30$Build-2</meta:generator>
  </office:meta>
</office:document-meta>
</file>